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4592" officeooo:paragraph-rsid="001f4592"/>
    </style:style>
    <style:style style:name="P2" style:family="paragraph" style:parent-style-name="Standard">
      <style:text-properties fo:font-size="24pt" officeooo:rsid="001f4592" officeooo:paragraph-rsid="001f4592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1f4592" officeooo:paragraph-rsid="001f4592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1f4592" officeooo:paragraph-rsid="002123d0" style:font-size-asian="24pt" style:font-size-complex="24pt"/>
    </style:style>
    <style:style style:name="P5" style:family="paragraph" style:parent-style-name="Standard">
      <style:text-properties fo:font-size="20pt" officeooo:rsid="001f4592" officeooo:paragraph-rsid="001f4592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123d0" officeooo:paragraph-rsid="002123d0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officeooo:rsid="001f4592" officeooo:paragraph-rsid="001f4592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officeooo:rsid="002123d0" officeooo:paragraph-rsid="001f4592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3d0" style:font-weight-asian="bold" style:font-weight-complex="bold"/>
    </style:style>
    <style:style style:name="T3" style:family="text">
      <style:text-properties fo:font-size="20pt" fo:font-weight="normal" officeooo:rsid="002123d0" style:font-size-asian="20pt" style:font-weight-asian="normal" style:font-size-complex="2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<text:tab/><text:tab/><text:tab/><text:span text:style-name="T1">How to play </text:span><text:span text:style-name="T2">Nerva</text:span></text:p>
      <text:p text:style-name="P6"><text:tab/><text:tab/><text:tab/><text:tab/></text:p>
      <text:p text:style-name="P4"><text:span text:style-name="T2"><text:tab/><text:tab/><text:tab/><text:tab/><text:tab/><text:tab/></text:span><text:span text:style-name="T3">by</text:span></text:p>
      <text:p text:style-name="P8">Afrasinei Alexandru Iulian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41:51.652278391</meta:creation-date>
    <dc:date>2024-06-15T14:07:10.182526667</dc:date>
    <meta:editing-duration>PT14M49S</meta:editing-duration>
    <meta:editing-cycles>4</meta:editing-cycles>
    <meta:generator>LibreOffice/24.2.4.2$Linux_X86_64 LibreOffice_project/420$Build-2</meta:generator>
    <meta:document-statistic meta:table-count="0" meta:image-count="0" meta:object-count="0" meta:page-count="2" meta:paragraph-count="4" meta:word-count="8" meta:character-count="59" meta:non-whitespace-character-count="40"/>
  </office:meta>
</office:document-meta>
</file>